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7000001E432D57BA2A312CA35.png" manifest:media-type="image/png"/>
  <manifest:file-entry manifest:full-path="Pictures/1000000000000262000001F1D82E895B9A2C5CA5.png" manifest:media-type="image/png"/>
  <manifest:file-entry manifest:full-path="Pictures/100000000000024D000001DBEB80238965CCB6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e4b" officeooo:paragraph-rsid="000c8e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1.286cm" svg:y="3.124cm" svg:width="15.584cm" svg:height="12.568cm" draw:z-index="1"><draw:image xlink:href="Pictures/100000000000024D000001DBEB80238965CCB6A2.png" xlink:type="simple" xlink:show="embed" xlink:actuate="onLoad" draw:mime-type="image/png"/></draw:frame></text:p>
      <text:p text:style-name="Standard"/>
      <text:p text:style-name="P1">Commune immédia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Commune totale</text:p>
      <text:p text:style-name="Standard"/>
      <text:p text:style-name="Standard"/>
      <text:p text:style-name="Standard"/>
      <text:p text:style-name="Standard"><draw:frame draw:style-name="fr1" draw:name="Image1" text:anchor-type="char" svg:x="1.864cm" svg:y="0.028cm" svg:width="14.379cm" svg:height="11.716cm" draw:z-index="0"><draw:image xlink:href="Pictures/1000000000000262000001F1D82E895B9A2C5C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<draw:frame draw:style-name="fr1" draw:name="Image3" text:anchor-type="char" svg:x="0.891cm" svg:y="6.687cm" svg:width="15.849cm" svg:height="12.806cm" draw:z-index="2"><draw:image xlink:href="Pictures/1000000000000257000001E432D57BA2A312CA35.png" xlink:type="simple" xlink:show="embed" xlink:actuate="onLoad" draw:mime-type="image/png"/></draw:frame>Auxer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6:31:30.627941906</meta:creation-date>
    <meta:editing-duration>PT21S</meta:editing-duration>
    <meta:editing-cycles>2</meta:editing-cycles>
    <meta:generator>LibreOffice/7.3.7.2$Linux_X86_64 LibreOffice_project/30$Build-2</meta:generator>
    <dc:date>2023-12-08T16:31:50.523038145</dc:date>
    <meta:document-statistic meta:table-count="0" meta:image-count="3" meta:object-count="0" meta:page-count="3" meta:paragraph-count="3" meta:word-count="5" meta:character-count="38" meta:non-whitespace-character-count="36"/>
  </office:meta>
</office:document-meta>
</file>